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7" table:default-cell-style-name="ce4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formula="of:=SUM([.E2:.E30])" office:value-type="float" office:value="221.54" calcext:value-type="float">
            <text:p>221.54</text:p>
          </table:table-cell>
          <table:table-cell/>
        </table:table-row>
        <table:table-row table:style-name="ro2">
          <table:table-cell table:style-name="ce2" office:value-type="string" calcext:value-type="string">
            <text:p>Raspberry Pi Zero W w/ 16 GB microSD</text:p>
          </table:table-cell>
          <table:table-cell office:value-type="float" office:value="30.25" calcext:value-type="float">
            <text:p>3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30.25" calcext:value-type="float">
            <text:p>30.2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www.aliexpress.com/item/2P025-08-06-NBR-1-8-1-4-NPT-electric-plastic-valve-2-way-Pneumatic-small/32886263453.html" xlink:type="simple">Solenoid Valves</text:a>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4.74" calcext:value-type="float">
            <text:p>4.74</text:p>
          </table:table-cell>
          <table:table-cell table:formula="of:=[.B3]*[.C3]+[.D3]"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Hose-Barb-4-25mm-Male-Thread-1-8-1-4-3-8-1-2-Copper-Barbed/32843478777.html" xlink:type="simple">1/8 to barb 6mm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office:value-type="float" office:value="2.31" calcext:value-type="float">
            <text:p>2.31</text:p>
          </table:table-cell>
          <table:table-cell table:formula="of:=[.B4]*[.C4]+[.D4]" office:value-type="float" office:value="12.95" calcext:value-type="float">
            <text:p>12.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www.aliexpress.com/item/1-8-3-4-Male-Thread-Pipe-Fitting-X-6mm-25mm-OD-Barb-Hose-Tail-Connector/32860909360.html" xlink:type="simple">1/8 to barb 6mm stainless steel</text:a></text:p>
          </table:table-cell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5]*[.C5]+[.D5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Brass-Hose-Tai-Barb-Fitting-Splicer-Straight-Union-Elbow-Tee-Y-Type-Cross-Bulkhead-Fitting-All/32766669410.html" xlink:type="simple">barb 6mm cros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*[.C6]+[.D6]" office:value-type="float" office:value="1.98" calcext:value-type="float">
            <text:p>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Brass-Hose-Tai-Barb-Fitting-Splicer-Straight-Union-Elbow-Tee-Y-Type-Cross-Bulkhead-Fitting-All/32766669410.html" xlink:type="simple">barb 6mm Y-shape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*[.C7]+[.D7]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Digital-Load-Cell-Weight-Sensor-Portable-Electronic-Kitchen-Scale-1KG-HX711-Weighing-Sensors-Ad-Module/32887645394.html" xlink:type="simple">load cell + amp</text:a>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*[.C8]+[.D8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Mini-Paint-Airbrush-Air-Brush-Spray-Gun-Compressor-For-Nail-Art-Makeup-Paint-Cake-Needle-Body/32847870484.html" xlink:type="simple">compressor</text:a></text:p>
          </table:table-cell>
          <table:table-cell office:value-type="float" office:value="16.19" calcext:value-type="float">
            <text:p>16.19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formula="of:=[.B9]*[.C9]+[.D9]" office:value-type="float" office:value="31.08" calcext:value-type="float">
            <text:p>3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3-3V-6-Channel-3V-Relay-Module-Optocoupler-Isolation-Low-Level-Trigger-Relay-Module/32856444793.html" xlink:type="simple">3.3V 6-relay module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0]*[.C10]+[.D10]"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www.aliexpress.com/item/3-3V-5V-24V-1-Channel-Relay-Module-Low-Trigger-with-light-Relay-Module/32851459367.html" xlink:type="simple">3.3V 1 Relay module</text:a> (for compressor)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11]*[.C11]+[.D11]" office:value-type="float" office:value="1.78" calcext:value-type="float">
            <text:p>1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LOT-YT832B-Imported-Silicone-Tube-Food-Grade-Capillary-Transparent-Hose-6-mm-8-9-10/32795505799.html" xlink:type="simple">silicone pipe 6*8</text:a></text:p>
          </table:table-cell>
          <table:table-cell office:value-type="float" office:value="1.68" calcext:value-type="float">
            <text:p>1.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2]*[.C12]+[.D12]" office:value-type="float" office:value="16.8" calcext:value-type="float">
            <text:p>1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LOT-YT835B-Imported-Silicone-Tube-Food-Grade-Capillary-Transparent-Hose-10-mm-12-14-mm/32796162617.html" xlink:type="simple">silicone pipe 10*12</text:a>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3]*[.C13]+[.D13]"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en box 20x30 @ hellweg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C14]+[.D14]"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uce plate, 18x200x800mm @ hellweg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*[.C15]+[.D15]"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 set, M4, M5, assorted. @ hellweg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*[.C16]+[.D16]" office:value-type="float" office:value="5.29" calcext:value-type="float">
            <text:p>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k-hat bolt set M4x30, 10pcs @ hellweg</text:p>
          </table:table-cell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7]*[.C17]+[.D17]"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bottle @ ted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8]*[.C18]+[.D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00pcs-bag-8-Color-3x100-3-100-Self-Locking-Nylon-Wire-Cable-Zip-Ties-Cable-Ties/32807062474.html" xlink:type="simple">zip ties, 100pc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.C19]+[.D19]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00pcs-Self-Adhesive-Nylon-Wire-Cable-Zip-Ties-Holder-Mount-Base-Clips-20x20mm/32752834008.html" xlink:type="simple">zip tie bases, 100pcs</text:a>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+[.D20]"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5-5-x-2-1mm-DC-Power-Female-Jack-Connector-Plug-DC-Female-Adapter-Plug-Connector/32709733552.html" xlink:type="simple">12v socket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*[.C21]+[.D21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Free-shipping-5-5-x-2-1mm-DC-Power-Male-Jack-Connector-Plug-DC-Male-Adapter/32710688055.html" xlink:type="simple">12v plug</text:a>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*[.C22]+[.D22]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ebay.de/itm/AMS1117-DC-DC-Step-Down-Spannung-Regler-Converter-6-5V-12V-to-5V/291976497988?hash=item43fb27cb44:g:nUoAAOSwux5YV96X" xlink:type="simple">12v to 5v DC-DC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*[.C23]+[.D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EYEWINK-7-inch-Raspberry-pi-touch-screen-800-480-7-inch-Capacitive-Touch-Screen-LCD-HDMI/32806186640.html" xlink:type="simple">7” HDMI touch screen module</text:a></text:p>
          </table:table-cell>
          <table:table-cell office:value-type="float" office:value="36.74" calcext:value-type="float">
            <text:p>36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*[.C24]+[.D24]" office:value-type="float" office:value="36.74" calcext:value-type="float">
            <text:p>3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HDMI-Cable-Adapter-Converters-270-90-Degree-Angle-HDMI-Male-to-HDMI-Female-for-1080P-HDTV/32845192207.html" xlink:type="simple">90 deg. HDMI adapter</text:a>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5]*[.C25]+[.D25]" office:value-type="float" office:value="0.8" calcext:value-type="float">
            <text:p>0.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<text:a xlink:href="https://www.aliexpress.com/item/Hot-Sale-Mini-HDMI-Male-Type-C-to-Female-Type-A-Adapter-Connector-for-1080p-3D/32218099722.html" xlink:type="simple">HDMI to Mini-HDMI</text:a>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6]*[.C26]+[.D26]" office:value-type="float" office:value="0.73" calcext:value-type="float">
            <text:p>0.7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www.aliexpress.com/item/Black-Right-Angle-90-Degree-L-Shape-Adapter-Micro-USB-Female-To-Micro-USB-Male-Adapter/32907567806.html" xlink:type="simple">MicroUSB-B 90 deg. Adapter</text:a>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*[.C27]+[.D27]" office:value-type="float" office:value="0.67" calcext:value-type="float">
            <text:p>0.67</text:p>
          </table:table-cell>
          <table:table-cell/>
          <table:table-cell table:style-name="Default" table:number-columns-repeated="2"/>
        </table:table-row>
        <table:table-row table:style-name="ro4" table:number-rows-repeated="5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To add another 6x bottles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formula="of:=SUM([.E27:.E49])" office:value-type="float" office:value="80.05" calcext:value-type="float">
            <text:p>80.0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www.aliexpress.com/item/2P025-08-06-NBR-1-8-1-4-NPT-electric-plastic-valve-2-way-Pneumatic-small/32886263453.html" xlink:type="simple">Solenoid Valves</text:a>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4.74" calcext:value-type="float">
            <text:p>4.74</text:p>
          </table:table-cell>
          <table:table-cell table:formula="of:=[.B35]*[.C35]+[.D35]"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Hose-Barb-4-25mm-Male-Thread-1-8-1-4-3-8-1-2-Copper-Barbed/32843478777.html" xlink:type="simple">1/8 to barb 6mm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table:formula="of:=[.B36]*[.C36]+[.D36]"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8 to barb 6mm stainless steel</text:p>
          </table:table-cell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7]*[.C37]+[.D37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Brass-Hose-Tai-Barb-Fitting-Splicer-Straight-Union-Elbow-Tee-Y-Type-Cross-Bulkhead-Fitting-All/32766669410.html" xlink:type="simple">barb 6mm cros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8]*[.C38]+[.D38]" office:value-type="float" office:value="2.97" calcext:value-type="float">
            <text:p>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3-3V-6-Channel-3V-Relay-Module-Optocoupler-Isolation-Low-Level-Trigger-Relay-Module/32856444793.html" xlink:type="simple">3.3V 6-relay module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9]*[.C39]+[.D39]"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en box 20x30 @ hellweg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0]*[.C40]+[.D40]"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bottle @ ted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1]*[.C41]+[.D4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uce plate, 18x200x800mm @ hellweg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]*[.C42]+[.D42]" office:value-type="float" office:value="2.29" calcext:value-type="float">
            <text:p>2.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1:32:45.467732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9:17:00.596504477</meta:creation-date>
    <meta:generator>LibreOffice/6.0.6.2$Linux_X86_64 LibreOffice_project/00m0$Build-2</meta:generator>
    <dc:date>2018-11-07T21:45:12.641868821</dc:date>
    <meta:editing-duration>PT25M46S</meta:editing-duration>
    <meta:editing-cycles>7</meta:editing-cycles>
    <meta:document-statistic meta:table-count="1" meta:cell-count="177" meta:object-count="0"/>
  </office:meta>
</office:document-meta>
</file>